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pace d'un instant, rien ne se passa. Puis l'homme avachi au bureau au fond de la pièce - qu'Erland n'avait pas vu tant il était enfoncé dans son fauteuil- se leva dudit fauteuil. Trop vite. Emportant avec lui une pile de papier, qui vint percuter le sol, brisant le gênant silence nouvellement installé dans un fracas sec. Mi-effaré, mi-mal à l'aise, le magicien regarda le gérant venir le rejoindre d'un pas pressé en arquant un sourcil. C'était sans aucun doute le plus étonnant employeur qui lui ait été donné d'avoir. Tout en grimaçant tandis que l'autre tentait de lui broyer la main, le garçon l'observa d'un peu plus près.</text:p>
      <text:p text:style-name="Standard"/>
      <text:p text:style-name="Standard">Quel étrange personnage. Difficile de lui donner un âge avec précision. Si son corps semblait être celui d'un homme d'environ son âge, la teinte de lassitude au fond de son regard noisette ressemblait étrangement à celle de quelqu'un ayant vécu bien deux fois plus longtemps. Il parlait si vite et de manière si peu assurée qu'il est difficile de concevoir que des deux, c'était bien lui le patron. Cela représentait plutôt un avantage aux yeux d'Erland, qui songea qu'il serait ainsi plus facile de l'embobiner si le besoin s'en faisait ressentir. Il n'avait pas l'air vraiment habitué à faire appel à des services extérieurs, contrairement aux prestidigitateur qui commençait à bien connaître les ficelles du métier.</text:p>
      <text:p text:style-name="Standard"/>
      <text:p text:style-name="Standard">-...soif ?</text:p>
      <text:p text:style-name="Standard"/>
      <text:p text:style-name="Standard">Ce dernier se rendit compte qu'il s'était un peu trop perdu dans ses pensées lorsque les derniers mots de son employeur d'un jour parvinrent à ses oreilles. Il n'avait grosso merdo rien écouté du tout. Cela dit, Erland n'avait probablement pas perdu grand chose. Qu'est-ce qu'un pélo qui avait besoin d'aide pour nettoyer sa boutique comme lui aurait pu avoir de véritablement important à lui raconter ? Rien, sans doute. Le garçon à la chevelure argenté secoua la tête comme pour reprendre ses esprits avant de lui offrir un sourire légèrement forcé. Son regard fut attiré par le nécessaire à nettoyage qui venait d'apparaître juste à côté de lui. Combien de temps exactement s'était-il mentalement absenté ?</text:p>
      <text:p text:style-name="Standard"/>
      <text:p text:style-name="Standard">-Oh ben... Je suis pas contre une petite bière, si vous avez. Merci.</text:p>
      <text:p text:style-name="Standard"/>
      <text:p text:style-name="Standard">Était-ce véritablement raisonnable ? Bien sûr que non. Erland avait déjà trois pintes dans le ventre, et s'apprêtait à astiquer tout un magasin de verreries et autres objets dont la fragilité n'était plus à démontrer. Mais le magicien était bien plus réputé pour son alcoolisme que pour sa conscience professionnelle. Et, franchement, il avait soif. Sans plus attendre, l'ancien noble s'empara d'une paire de torchons et du balai. Seulement, un vase aux motifs criards croisa la route du long manche de son ustensile alors qu'il se retournait pour se mettre au travail. L'objet se mit à tournoyer vers le sol, la force de gravité le dirigeant inéluctablement vers sa triste fin... Fin qui n'arriva pas, la main libre d'Erland s'interposant une fraction de seconde avant un impact qui lui aurait été fatal. Le garçon laissa s'échapper un profond soupir de soulagement avant de relever la tête vers Desmond, un large sourire un peu coupable accroché sur le visage.</text:p>
      <text:p text:style-name="Standard"/>
      <text:p text:style-name="Standard">-Hop là... C'était moins une, eh ? Heureusement que j'ai des bons réflexes, ahah</text:p>
      <text:p text:style-name="Standard"/>
      <text:p text:style-name="Standard">Ahah...</text:p>
      <text:p text:style-name="P1">Juste avant que les deux aventuriers ne quitte l'auberge en quête de bonne compagnie, Astrid le gratifia d'une remarque étonnamment pertinente sur une possible concurrence. Erland lui répondit d'une moue approbatrice. Elle n'avait pas tort. La rumeur du caprice de la princesse s'était répandue comme une traînée de poudre dans la capitale, et il était fort probable que le duo doive faire face à une compétition féroce. Aussi, ils allaient devoir la jouer un peu plus subtil que ce dont ils avaient été capables jusqu'à présent s'ils ne voulaient pas voir leurs précieux cristaux s'envoler sous leurs yeux. Mais cela n'allait clairement pas les empêcher d'avoir du bon temps. Gardant cette idée dans un coin de sa tête, le garçon attrapa son chapeau, sa canne et ils partirent en direction de ce qui devait être la première d'une longue liste de tavernes.</text:p>
      <text:p text:style-name="Standard"/>
      <text:p text:style-name="Standard">Une fois arrivés, Astrid se chargea de commander à boire, avant de lui tendre un bout de papier épais plié sur lequel on devinait les traits d'une carte. Elle lui expliqua alors qu'il s'agissait d'une carte des montagnes qui leur servirait à noter les coordonnées des coins où des smilodons avaient été repérés récemment. Erland s'en saisit et la glissa dans une des nombreuses poches intérieures de sa veste en souriant doucement. Sous ses airs de m'en foutiste, la jeune femme savait ce qu'elle faisait. Les deux compères avaient beau être des fumistes alcooliques, il n'en restait pas moins que ce genre de missions était tout de même leur métier. Il ne fallait pas sous-estimer leur capacité à se débrouiller et à toujours tirer leur épingle du jeu en bons professionnels.</text:p>
      <text:p text:style-name="Standard"/>
      <text:p text:style-name="Standard">Comme si elle lisait dans ses pensées et voulait à tout prix lui donner tort, Astrid attrapa soudainement le bras de la serveuse qui venait leur apporter leurs chopes avant de lui servir un rentre-dedans d'une subtilité à toute épreuve. Étonnant comme elle arrivait encore parfois à le surprendre par sa lourdeur... En lui accordant un signe négatif de la tête et un regard faussement désapprobateur, Erland attrapa son verre et se lança en quête de ses premières victimes.</text:p>
      <text:p text:style-name="Standard"/>
      <text:p text:style-name="Standard">-Fort bien, je vous laisse donc à vos subtiles et délicates minauderies... </text:p>
      <text:p text:style-name="Standard"/>
      <text:p text:style-name="Standard">Il leur offrit un sourire et une révérence bien trop appuyés avant de tourner les talons et de s'approcher d'une table à laquelle une bande de gaillards à l'air bourru -mais éméché- était attablée. Sans attendre d'autorisation de quiconque, le magicien se saisit d'une chaise au vol et vint rejoindre le cercle de montagnards, son grand sourire toujours accroché aux lèvres.</text:p>
      <text:p text:style-name="Standard"/>
      <text:p text:style-name="Standard">-Bien le bonsoir messieurs ! Alors dites-moi, qui est prêt à parier qu'il tient mieux l'alcool que moi ?</text:p>
      <text:p text:style-name="Standard"/>
      <text:p text:style-name="Standard">[…]</text:p>
      <text:p text:style-name="Standard"/>
      <text:p text:style-name="Standard">Une barre fictive au travers du crâne, Erland se réveilla dans une position incongrue, un oreiller à l'autre bout de la pièce et un drap sens dessus dessous emmêlé entre ses jambes, elles-mêmes contorsionnées au-delà de ce qu'il pensait être capable de faire faire à son corps, en dépit de toute physique. Il lui fallut un moment pour recoller les morceaux et comprendre quelle était cette chambre qui, clairement, n'avait rien à voir avec son lit à la capitale. Les vêtements éparpillés tout autour de lui l'aidèrent à remettre ses idées en place, de même que la fille endormie à côté de lui. Eh... Petit à petit, des souvenirs refirent surface. Tout en grommelant -mais de la manière la plus silencieuse possible, le prestidigitateur se leva en essayant de provoquer le moins de remous possible pour ne pas réveiller la princesse anonyme à côté de lui, toujours plongée dans de doux rêves desquels le réveil risquait d'être douloureux... </text:p>
      <text:p text:style-name="Standard"/>
      <text:p text:style-name="Standard">Erland attrapa une chemise, la carte que lui avait remise Astrid et sortit de sa chambre pour descendre les escaliers et rejoindre la salle principale, en quête de cette dernière pour qu'ils échangent leurs découvertes de la soirée.</text:p>
      <text:p text:style-name="Standard"/>
      <text:p text:style-name="Standard">-Outch... Hey, y a quelqu'un de vivant par ici ?</text:p>
      <text:p text:style-name="P1">Apparemment, non. Personne. La grande pièce était vide de toute présence, et y régnait en maître un silence quasi absolu, uniquement troublé par les « tic, tac » réguliers de l'horloge au dessus du comptoir. Erland lâcha un « Hum... » un peu dubitatif avant de hausser les épaules. Après tout, au vu du nombre de personnes qu'ils avaient croisé durant la soirée, il n'était pas particulièrement étonnant qu'aucun d'entre eux ne soit encore levé. Quant à Astrid... Le magicien ne put retenir un ricanement en allant se chercher un café. S'il y avait eu une sorte de concours portant sur celui ou celle qui allait se lever en dernier, Erland aurait systématiquement et sans l'ombre d'un doute parié sur sa collègue, devenue maîtresse en la matière. </text:p>
      <text:p text:style-name="Standard"/>
      <text:p text:style-name="Standard">Et celle-ci de lui donner tort en déboulant alors qu'il atteignait enfin une table, tasse dans une main et carte pliée sous le bras, sa main libre se frottant les yeux avec l'espoir de le réveiller un peu plus. En vain, bien sûr. A cette heure-ci et dans l'état où il était, seule une dose de caféine en intraveineuse avait une chance -même infime- de lui faire effet. Son regard endormi se posa sur la jeune femme aux cheveux blancs avec un étonnement fort bien dissimulé -la faute à ses paupières qui refusaient catégoriquement de s'ouvrir de plus d'un ou deux millimètres. Il en viendrait presque à croire qu'elle le faisait exprès. Ou [i]pire[/i], que cela dépassait sa volonté ; comme si une force supérieure la poussait à toujours tout faire pour lui donner tort. Il devrait peut-être songer un jour à penser l'opposé de ce qu'il pensait, pour voir si ça aurait l'effet inverse ou si les contradictions seraient respectées (Vous n'avez pas compris cette phrase ? C'est normal.).</text:p>
      <text:p text:style-name="Standard"/>
      <text:p text:style-name="Standard">-Wesh.</text:p>
      <text:p text:style-name="Standard"/>
      <text:p text:style-name="Standard">En attendant, la citoyenne vint le rejoindre à sa table. Ils échangèrent le traditionnel salut sobre des gens avec une gueule de bois, économisant le plus de mots possible tant la conversation était coûteuse. Dans un échange tout aussi avare en paroles, Astrid lui présenta sa carte, qui avait été agrémentée de quelques gribouillis devant lesquels Erland se permit une moue faussement impressionnée. L'ironie était ici un peu exagérée car ce dernier n'en espérait en réalité pas autant de la part de la femme à tout faire. Il déplia enfin sa propre carte, tandis que celle-ci se levait pour aller au petit coin, dans un empressement qui ne lui ressemblait guère, lui valant un sourcil arqué et un regard particulièrement suspicieux de la part de son compère, qui ne chercha cependant pas plus que ça à comprendre et se mit à lui crier quelque chose alors qu'elle s'éloignait, le tout en appréciant une longue gorgée de son café salvateur.</text:p>
      <text:p text:style-name="Standard"/>
      <text:p text:style-name="Standard">-Eh, c'est marrant ça ! On a des zones en commun sur no....</text:p>
      <text:p text:style-name="Standard"/>
      <text:p text:style-name="Standard">-ERLAAAAAAAAAAAND !</text:p>
      <text:p text:style-name="Standard"/>
      <text:p text:style-name="Standard">Sa phrase resta suspendu à ses lèvres lorsqu'il fut interrompu par une furie qui déboula en hurlant dans la pièce. Erland se tourna vers ladite furie en clignant des yeux de manière un peu trop appuyée, tentant de comprendre qui était cette personne, et pour quel motif elle venait faire vibrer son crâne beaucoup trop fragile beaucoup trop tôt en ce lendemain de cuite. Il fronça des sourcils et finit par reconnaître le visage déformé par la haine de la belle avec qui il avait passé la nuit. Ses traits étaient méconnaissables, et il aurait presque pu trouver la transformation fascinante si elle n'avait pas été si terrifiante.</text:p>
      <text:p text:style-name="Standard"/>
      <text:p text:style-name="Standard">-Oh, ma douce ! tu es déjà réveillée ? Que me vaut tout ce... Il remarqua alors enfin qu'elle était trempée. Fuck.</text:p>
      <text:p text:style-name="Standard"/>
      <text:p text:style-name="Standard">-Ouais, fuck ! Tu peux m'expliquer ?!</text:p>
      <text:p text:style-name="Standard"/>
      <text:p text:style-name="Standard">Erland avait d'ors et déjà compris par quel coup du sort -ou de la sorcière- la jeune fille s'était retrouvée ainsi aspergée. Mais de là à réussir à se dépatouiller avec la situation... </text:p>
      <text:p text:style-name="Standard"><text:soft-page-break/></text:p>
      <text:p text:style-name="Standard">-Écoute, je sais que la situation peut paraître inconfortable, voire étrange. Mais je peux tout à fait t'expliquer. </text:p>
      <text:p text:style-name="Standard"/>
      <text:p text:style-name="Standard">Devant le scepticisme de sa conquête d'un soir, Erland ne put retenir un soupir d'exaspération. Il se frotta les tempes d'un air fatigué avant de se lever et de l'entraîner par le bras vers les toilettes. Il tambourina alors à une porte fermée sous les yeux incrédules de la demoiselle.</text:p>
      <text:p text:style-name="Standard"/>
      <text:p text:style-name="Standard">-Astriiiid ? Dis voir, je voudrais te « présenter » Charlotte...</text:p>
      <text:p text:style-name="Standard"/>
      <text:p text:style-name="Standard">-Charline.</text:p>
      <text:p text:style-name="Standard"/>
      <text:p text:style-name="Standard">-Oui, Charline. Je suis sûr que Charline et toi avez beaucoup de choses à vous raconter. Par exemple, comment le papa de Charlo...ine est un chasseur aguerri qui connaît bien les montagnes, et qui aurait croisé des smilodons lors de sa dernière partie de chasse. Et toi, tu pourrais peut-être expliquer à Charl...ine pourquoi elle est trempée, non ?</text:p>
      <text:p text:style-name="Standard"/>
      <text:p text:style-name="Standard">-C'est qui, cette Astrid ?</text:p>
      <text:p text:style-name="Standard"/>
      <text:p text:style-name="Standard">-Je... le magicien lâcha un nouveau soupir, encore plus las que les autres. Je pense que je vais retourner me coucher m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9-12-27T16:24:13.62</meta:creation-date>
    <dc:date>2020-01-02T15:57:35.61</dc:date>
    <dc:creator>Théo </dc:creator>
    <meta:editing-duration>PT3H7M21S</meta:editing-duration>
    <meta:editing-cycles>425</meta:editing-cycles>
    <meta:generator>OpenOffice/4.1.1$Win32 OpenOffice.org_project/411m6$Build-9775</meta:generator>
    <meta:document-statistic meta:table-count="0" meta:image-count="0" meta:object-count="0" meta:page-count="4" meta:paragraph-count="35" meta:word-count="1989" meta:character-count="11763"/>
  </office:meta>
</office:document-meta>
</file>